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xmlns:ooow="http://openoffice.org/2004/writer" version="1.2">
  <office:font-face-decls>
    <style:font-face style:name="StarBats" svg:font-family="StarBats" style:font-charset="x-symbol"/>
  </office:font-face-decls>
  <office:automatic-styles>
	</office:automatic-styles>
  <office:body>
    <office:text>
      <text:list xml:id="list37160523" text:style-name="Outline">
        <text:list-item>
          <text:h css-style-name="Section_heading_numbered" text:style-name="R Section heading numbered" text:outline-level="1"><text:span>Assignment, Performance Bonds and Guarantees, Third Party Rights and Collateral Warranties</text:span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Mangal1" svg:font-family="Mangal"/>
    <style:font-face style:name="OpenSymbol" svg:font-family="OpenSymbol"/>
    <style:font-face style:name="Arial7" svg:font-family="Arial" style:font-adornments="Bold" style:font-family-generic="swiss"/>
    <style:font-face style:name="Arial8" svg:font-family="Arial" style:font-adornments="Regular" style:font-family-generic="swiss"/>
    <style:font-face style:name="Arial Bold" svg:font-family="'Arial Bold', 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roman" style:font-pitch="fixed"/>
    <style:font-face style:name="Arial5" svg:font-family="Arial" style:font-family-generic="swiss" style:font-pitch="fixed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4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HelveticaNeue LT 45 Light" svg:font-family="'HelveticaNeue LT 45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style style:name="Standard" style:family="paragraph" style:class="text">
      <style:paragraph-properties style:shadow="none"/>
      <style:text-properties style:font-name="Arial" fo:font-family="Arial" style:font-style-name="Regular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R_20_Section_20_heading" style:display-name="R Section heading" style:family="paragraph" style:default-outline-level="1" style:list-style-name="Numbering_20_1" style:master-page-name="">
      <loext:graphic-properties draw:fill="solid" draw:fill-color="#cccccc" draw:opacity="100%"/>
      <style:paragraph-properties fo:margin-left="4.001cm" fo:margin-right="0cm" fo:margin-top="0cm" fo:margin-bottom="0.99cm" loext:contextual-spacing="false" fo:line-height="100%" fo:text-indent="-4.001cm" style:auto-text-indent="false" style:page-number="auto" fo:break-before="auto" fo:break-after="auto" fo:background-color="#cccccc" fo:padding-left="4.001cm" fo:padding-right="0cm" fo:padding-top="0.49cm" fo:padding-bottom="0.49cm" fo:border-left="none" fo:border-right="none" fo:border-top="0.99pt solid #000000" fo:border-bottom="0.99pt solid #000000" style:shadow="none" fo:keep-with-next="always" style:writing-mode="page">
        <style:tab-stops/>
      </style:paragraph-properties>
      <style:text-properties style:font-name="Arial2" fo:font-family="Arial" style:font-style-name="Bold" style:font-family-generic="swiss" style:font-pitch="variable" fo:font-size="14pt" fo:font-weight="bold"/>
    </style:style>
    <style:style style:name="R_20_Section_20_heading_20_2" style:display-name="R Section heading 2" style:family="paragraph" style:parent-style-name="R_20_Section_20_heading" style:default-outline-level="" style:list-style-name="" style:master-page-name="">
      <loext:graphic-properties draw:fill="solid" draw:fill-color="#cccccc" draw:opacity="100%"/>
      <style:paragraph-properties fo:margin-left="0cm" fo:margin-right="0cm" fo:margin-top="0cm" fo:margin-bottom="0.64cm" loext:contextual-spacing="false" fo:text-indent="0cm" style:auto-text-indent="false" style:page-number="auto" fo:break-before="auto" fo:break-after="auto" fo:background-color="#cccccc" fo:padding-left="4.001cm" fo:padding-right="0cm" fo:padding-top="0.49cm" fo:padding-bottom="0.49cm" fo:border-left="none" fo:border-right="none" fo:border-top="0.99pt solid #000000" fo:border-bottom="0.99pt solid #000000" style:shadow="none" style:writing-mode="page" style:join-border="false">
        <style:tab-stops/>
      </style:paragraph-properties>
      <style:text-properties fo:font-size="18pt" fo:background-color="transparent"/>
    </style:style>
    <style:style style:name="R_20_Section_20_heading_20_numbered" style:display-name="R Section heading numbered" style:family="paragraph" style:parent-style-name="R_20_Section_20_heading_20_2" style:default-outline-level="1" style:list-style-name="Outline" style:master-page-name="">
      <loext:graphic-properties draw:fill="solid" draw:fill-color="#cccccc" draw:opacity="100%"/>
      <style:paragraph-properties style:page-number="auto" fo:break-before="auto" fo:break-after="auto" fo:background-color="#cccccc" fo:padding-left="0cm" fo:padding-right="0cm" fo:padding-top="0.49cm" fo:padding-bottom="0.49cm" fo:border-left="none" fo:border-right="none" fo:border-top="0.99pt solid #000000" fo:border-bottom="0.99pt solid #000000" style:shadow="none" style:writing-mode="page">
        <style:tab-stops>
          <style:tab-stop style:position="1cm"/>
        </style:tab-stops>
      </style:paragraph-properties>
      <style:text-properties fo:font-size="14pt" fo:background-color="#cccccc"/>
    </style:style>
    <text:outline-style style:name="Outline">
      <text:outline-level-style text:level="1" style:num-prefix="Section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Schedule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7" text:style-name="Arial_20_9_20_bold" style:num-format="1">
        <style:list-level-properties text:list-level-position-and-space-mode="label-alignment">
          <style:list-level-label-alignment text:label-followed-by="listtab" text:list-tab-stop-position="4.001cm" fo:text-indent="-2.29cm" fo:margin-left="2.29cm"/>
        </style:list-level-properties>
      </text:outline-level-style>
      <text:outline-level-style text:level="8" style:num-format="1" text:display-levels="2">
        <style:list-level-properties text:list-level-position-and-space-mode="label-alignment">
          <style:list-level-label-alignment text:label-followed-by="listtab" text:list-tab-stop-position="3.039cm" fo:text-indent="-2.54cm" fo:margin-left="2.54cm"/>
        </style:list-level-properties>
      </text:outline-level-style>
      <text:outline-level-style text:level="9" style:num-format="1" text:display-levels="3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text-properties fo:font-size="8pt" fo:font-weight="normal" style:font-size-asian="8pt" style:font-weight-asian="normal" style:font-size-complex="8pt" style:font-weight-complex="normal"/>
    </style:style>
    <style:style style:name="MP3" style:family="paragraph" style:parent-style-name="Header">
      <loext:graphic-properties draw:fill="solid" draw:fill-color="#000000" draw:opacity="100%"/>
      <style:paragraph-properties fo:background-color="#000000"/>
      <style:text-properties style:font-name="Arial1" fo:font-weight="bold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MP5" style:family="paragraph" style:parent-style-name="Header">
      <style:paragraph-properties fo:text-align="start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text-properties style:font-name="Arial1" fo:font-weight="bold" style:font-weight-asian="bold" style:font-weight-complex="bold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7"/>
    </style:style>
    <style:style style:name="Mfr1" style:family="graphic" style:parent-style-name="Graphics">
      <style:graphic-properties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cm" fo:margin-left="1.58cm" fo:margin-right="1.08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011cm" fo:margin-bottom="2.401cm" fo:margin-left="1.589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1.001cm" fo:page-height="29.7cm" style:num-format="" style:print-orientation="portrait" fo:margin-top="2.011cm" fo:margin-bottom="2.401cm" fo:margin-left="1.589cm" fo:margin-right="1.0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 style:page-usage="mirrored">
      <style:page-layout-properties fo:page-width="21.001cm" fo:page-height="29.7cm" style:num-format="i" style:print-orientation="portrait" fo:margin-top="2.011cm" fo:margin-bottom="1cm" fo:margin-left="1.589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.011cm" fo:margin-bottom="1cm" fo:margin-left="1.589cm" fo:margin-right="1.0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100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8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10">
      <style:page-layout-properties fo:page-width="21.001cm" fo:page-height="29.7cm" style:num-format="i" style:print-orientation="portrait" fo:margin-top="1.7cm" fo:margin-bottom="1cm" fo:margin-left="1.589cm" fo:margin-right="1.0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UseRomanPageNums">
      <style:page-layout-properties fo:page-width="21.001cm" fo:page-height="29.7cm" style:num-format="i" style:print-orientation="portrait" fo:margin-top="1.7cm" fo:margin-bottom="1cm" fo:margin-left="1.58cm" fo:margin-right="1.08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style style:name="HeaderFooterImageStyle" style:family="graphic" style:parent-style-name="Graphics">
      <style:graphic-properties style:vertical-pos="middle" style:vertical-rel="text"/>
    </style:style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/>
    <meta:creation-date>2016-04-27T15:00:22.01</meta:creation-date>
    <dc:date>2022-02-10T10:33:07.214000000</dc:date>
    <meta:editing-duration>P24DT6H56M31S</meta:editing-duration>
    <meta:editing-cycles>640</meta:editing-cycles>
    <meta:generator>LibreOffice/6.4.7.2$Windows_x86 LibreOffice_project/639b8ac485750d5696d7590a72ef1b496725cfb5</meta:generator>
    <meta:print-date>2020-11-17T14:35:34.811000000</meta:print-date>
    <meta:document-statistic meta:table-count="0" meta:image-count="4" meta:object-count="0" meta:page-count="1" meta:paragraph-count="28" meta:word-count="332" meta:character-count="2294" meta:non-whitespace-character-count="1954"/>
    <dc:description/>
  </office:meta>
</office:document-meta>
</file>